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C83DBC2977318B9A.gif" manifest:media-type="image/gif"/>
  <manifest:file-entry manifest:full-path="Pictures/100002000000000100000001DB79ED054B699501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7cm" table:align="left"/>
    </style:style>
    <style:style style:name="Tabela2.A" style:family="table-column">
      <style:table-column-properties style:column-width="14.028cm"/>
    </style:style>
    <style:style style:name="Tabela2.B" style:family="table-column">
      <style:table-column-properties style:column-width="2.972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14.028cm" table:align="left"/>
    </style:style>
    <style:style style:name="Tabela3.A" style:family="table-column">
      <style:table-column-properties style:column-width="14.028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0.293cm" table:align="left"/>
    </style:style>
    <style:style style:name="Tabela4.A" style:family="table-column">
      <style:table-column-properties style:column-width="0.12cm"/>
    </style:style>
    <style:style style:name="Tabela4.B" style:family="table-column">
      <style:table-column-properties style:column-width="0.173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1.688cm" table:align="left"/>
    </style:style>
    <style:style style:name="Tabela5.A" style:family="table-column">
      <style:table-column-properties style:column-width="1.688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1.529cm" table:align="left"/>
    </style:style>
    <style:style style:name="Tabela6.A" style:family="table-column">
      <style:table-column-properties style:column-width="1.529cm"/>
    </style:style>
    <style:style style:name="Tabela6.A1" style:family="table-cell">
      <style:table-cell-properties style:vertical-align="middle"/>
    </style:style>
    <style:style style:name="P1" style:family="paragraph" style:parent-style-name="Text_20_body">
      <style:paragraph-properties fo:line-height="160%"/>
      <style:text-properties fo:font-size="12pt"/>
    </style:style>
    <style:style style:name="P2" style:family="paragraph" style:parent-style-name="Text_20_body">
      <style:paragraph-properties fo:line-height="160%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able_20_Contents">
      <style:text-properties fo:color="#666666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style:writing-mode="lr-tb"/>
    </style:style>
    <style:style style:name="T1" style:family="text">
      <style:text-properties fo:color="#666666"/>
    </style:style>
    <style:style style:name="T2" style:family="text">
      <style:text-properties fo:font-weight="bold"/>
    </style:style>
    <style:style style:name="T3" style:family="text">
      <style:text-properties fo:font-size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:6h"/>Eles querem acabar com a sua carreira<text:bookmark text:name=":56_3-e"/></text:h>
      <text:section text:style-name="Sect1" text:name=":5r"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able:table table:name="Tabela3" table:style-name="Tabela3">
                <table:table-column table:style-name="Tabela3.A"/>
                <table:table-row>
                  <table:table-cell table:style-name="Tabela3.A1" office:value-type="string">
                    <text:h text:style-name="Heading_20_3" text:outline-level="3">Diego | Rocketseat diego@rocketseat.com.br <text:a xlink:type="simple" xlink:href="https://support.google.com/mail/answer/1311182?hl=pt-BR" office:target-frame-name="_blank" xlink:show="new" text:style-name="Internet_20_link" text:visited-style-name="Visited_20_Internet_20_Link">por </text:a> n.convertkit.com </text:h>
                  </table:table-cell>
                </table:table-row>
              </table:table>
              <text:p text:style-name="P5"/>
            </table:table-cell>
            <table:table-cell table:style-name="Tabela2.A1" office:value-type="string">
              <text:p text:style-name="Table_20_Contents"><text:bookmark text:name=":74"/>14:51 (há 1 hora)</text:p>
            </table:table-cell>
          </table:table-row>
        </table:table>
      </text:section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/>
          </table:table-cell>
          <table:table-cell table:style-name="Tabela4.A1" office:value-type="string">
            <text:p text:style-name="P5"/>
          </table:table-cell>
        </table:table-row>
      </table:table>
      <table:table table:name="Tabela5" table:style-name="Tabela5">
        <table:table-column table:style-name="Tabela5.A"/>
        <table:table-row>
          <table:table-cell table:style-name="Tabela5.A1" office:value-type="string"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ext:p text:style-name="P6">para eu </text:p>
                  <text:section text:style-name="Sect1" text:name=":6y">
                    <text:p text:style-name="P5"><draw:frame draw:style-name="fr1" draw:name="Figura1" text:anchor-type="as-char" svg:width="0.041cm" svg:height="0.041cm" draw:z-index="1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5"/>
          </table:table-cell>
        </table:table-row>
      </table:table>
      <text:section text:style-name="Sect1" text:name=":5q">
        <text:p text:style-name="P3"><draw:frame draw:style-name="fr1" draw:name="Figura2" text:anchor-type="as-char" svg:width="0.041cm" svg:height="0.041cm" draw:z-index="0"><draw:image xlink:href="Pictures/100002000000000100000001C83DBC2977318B9A.gif" xlink:type="simple" xlink:show="embed" xlink:actuate="onLoad" loext:mime-type="image/gif"/></draw:frame></text:p>
        <text:p text:style-name="P3"/>
      </text:section>
      <text:section text:style-name="Sect1" text:name=":76">
        <text:section text:style-name="Sect1" text:name=":5p">
          <text:p text:style-name="P1">Faaala dev!</text:p>
          <text:p text:style-name="P2"><text:span text:style-name="T3">Existem 3 inimigos mortais que impedem sua evolução como programador, e que</text:span><text:span text:style-name="Strong_20_Emphasis"><text:span text:style-name="T3"> podem até acabar com a sua carreira</text:span></text:span><text:span text:style-name="T3">.</text:span></text:p>
          <text:p text:style-name="P2"><text:span text:style-name="Strong_20_Emphasis"><text:span text:style-name="T3">1.</text:span></text:span><text:span text:style-name="T3"> O primeiro inimigo é o </text:span><text:span text:style-name="Strong_20_Emphasis"><text:span text:style-name="T3">Mago Acadêmico</text:span></text:span><text:span text:style-name="T3">. Ele te faz acreditar que você precisa entender toda a engenharia por trás de cada linha de código pra ser um bom programador.</text:span></text:p>
          <text:p text:style-name="P2"><text:span text:style-name="T3">Mas depois de 4 anos na faculdade </text:span><text:span text:style-name="Strong_20_Emphasis"><text:span text:style-name="T3">você descobre que ainda não está pronto para o mercado</text:span></text:span><text:span text:style-name="T3">, enquanto programadores sem nenhuma formação estão ocupando as melhores oportunidades e se destacando.</text:span></text:p>
          <text:p text:style-name="P2"><text:span text:style-name="T3">E contra esse inimigo </text:span><text:span text:style-name="Strong_20_Emphasis"><text:span text:style-name="T3">a melhor arma é a prática</text:span></text:span><text:span text:style-name="T3">. Assim como para andar de bicicleta você não precisa entender todos os conceitos da física, nem para dirigir um carro você precisa saber tudo de mecânica.</text:span></text:p>
          <text:p text:style-name="P2"><text:span text:style-name="Strong_20_Emphasis"><text:span text:style-name="T3">2.</text:span></text:span><text:span text:style-name="T3"> O segundo inimigo é o </text:span><text:span text:style-name="Strong_20_Emphasis"><text:span text:style-name="T3">Senhor Complexo</text:span></text:span><text:span text:style-name="T3">. Ele tenta te convencer que tudo deve ser extremamente seguro e que cada microsegundo conta na performance, mesmo que a sua aplicação tenha 2 acessos por ano e todas as informações sejam públicas.</text:span></text:p>
          <text:p text:style-name="P2"><text:span text:style-name="T3">E aí você passa a querer utilizar </text:span><text:span text:style-name="Strong_20_Emphasis"><text:span text:style-name="T3">todas as tecnologias possíveis em um único projeto</text:span></text:span><text:span text:style-name="T3">, independente do objetivo ou momento desse projeto. E quem é pego por esse inimigo dificilmente consegue tirar uma ideia do papel.</text:span></text:p>
          <text:p text:style-name="P2"><text:span text:style-name="T3">Contra esse inimigo </text:span><text:span text:style-name="Strong_20_Emphasis"><text:span text:style-name="T3">a melhor arma é ser pragmático</text:span></text:span><text:span text:style-name="T3">. É aí que entram conceitos como KISS, e aqui fica muito claro que a teoria precisa caber na realidade, e nunca o contrário.</text:span></text:p>
          <text:p text:style-name="P2"><text:span text:style-name="Strong_20_Emphasis"><text:span text:style-name="T3">3.</text:span></text:span><text:span text:style-name="T3"> Finalmente, o terceiro inimigo é o </text:span><text:span text:style-name="Strong_20_Emphasis"><text:span text:style-name="T3">Mister Typo</text:span></text:span><text:span text:style-name="T3">. E não se engane por ele parecer inocente, porque ele é o que vai te dar mais trabalho e pode até te fazer desistir da profissão.</text:span></text:p>
          <text:p text:style-name="P2"><text:span text:style-name="T3">Ele é o </text:span><text:span text:style-name="Strong_20_Emphasis"><text:span text:style-name="T3">responsável por 98% dos erros</text:span></text:span><text:span text:style-name="T3"> que aparecem na sua aplicação, e muitos programadores passam horas e até dias lutando contra ele antes de descobrir que na verdade era só um ponto e vírgula que faltava.</text:span></text:p>
          <text:p text:style-name="P2"><text:soft-page-break/><text:span text:style-name="T3">Contra esse inimigo só precisa ter um pouco de paciência, o olhar atento e principalmente, o ESLint instalado e bem configurado. Afinal, </text:span><text:span text:style-name="Strong_20_Emphasis"><text:span text:style-name="T3">você não vai deixar um ponto e vírgula acabar com a sua carreira</text:span></text:span><text:span text:style-name="T3">, certo?</text:span></text:p>
          <text:p text:style-name="P2"><text:span text:style-name="T3">E para os outros 2% dos erros que sobram, tudo o que você precisa fazer é </text:span><text:a xlink:type="simple" xlink:href="https://el2.convertkit-mail3.com/c/gku96gkkw9i5h3o8o5cr/x0hph6hp63w9q5/aHR0cHM6Ly9yb2NrZXRzZWF0LmNvbS5ici9jb211bmlkYWRl" office:target-frame-name="_blank" xlink:show="new" text:style-name="Internet_20_link" text:visited-style-name="Visited_20_Internet_20_Link"><text:span text:style-name="T3">entrar na nossa comunidade</text:span></text:a><text:span text:style-name="T3"> e compartilhar suas dificuldades, porque lá já somos mais de 24 mil programadores pra te ajudar nessa jornada.</text:span></text:p>
          <text:p text:style-name="P2"><text:span text:style-name="T3">Resumindo, essa semana eu estou te apresentando na prática </text:span><text:a xlink:type="simple" xlink:href="https://el2.convertkit-mail3.com/c/gku96gkkw9i5h3o8o5cr/68u97580s8h5go7n93/aHR0cHM6Ly9yb2NrZXRzZWF0LmNvbS5ici93ZWVrLTgvYXVsYXM=" office:target-frame-name="_blank" xlink:show="new" text:style-name="Internet_20_link" text:visited-style-name="Visited_20_Internet_20_Link"><text:span text:style-name="T3">o meu método para vencer todos esses inimigos</text:span></text:a><text:span text:style-name="T3">. Então simplesmente confie no método e vá até o fim. </text:span></text:p>
          <text:p text:style-name="P2"><text:span text:style-name="T3">Essa é a semana </text:span><text:span text:style-name="Strong_20_Emphasis"><text:span text:style-name="T3">pra você virar o jogo</text:span></text:span><text:span text:style-name="T3"> na sua carreira.</text:span></text:p>
          <text:p text:style-name="P2"><text:span text:style-name="T3">Bora codar!<text:line-break/></text:span><text:span text:style-name="Strong_20_Emphasis"><text:span text:style-name="T3">Diego Fernandes</text:span></text:span><text:span text:style-name="T3"><text:line-break/>CTO | Rocketseat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5:58:02.265602054</meta:creation-date>
    <dc:date>2019-08-07T15:58:41.190685746</dc:date>
    <meta:editing-duration>PT41S</meta:editing-duration>
    <meta:editing-cycles>1</meta:editing-cycles>
    <meta:document-statistic meta:table-count="5" meta:image-count="2" meta:object-count="0" meta:page-count="2" meta:paragraph-count="21" meta:word-count="439" meta:character-count="2498" meta:non-whitespace-character-count="2074"/>
    <meta:generator>LibreOffice/6.0.7.3$Linux_X86_64 LibreOffice_project/00m0$Build-3</meta:generator>
  </office:meta>
</office:document-meta>
</file>